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/>
    <style:font-face style:name="ArialMT" svg:font-family="ArialMT" style:font-family-generic="roman"/>
    <style:font-face style:name="Helvetica" svg:font-family="Helvetica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ArialMT" fo:font-size="10pt" fo:font-weight="normal" style:font-size-asian="10pt" style:font-weight-asian="normal"/>
    </style:style>
    <style:style style:name="P2" style:family="paragraph" style:parent-style-name="Standard">
      <style:paragraph-properties fo:line-height="0.423cm" fo:text-align="justify" style:justify-single-word="false"/>
      <style:text-properties fo:color="#000000" style:font-name="ArialMT" fo:font-size="10pt" fo:font-weight="normal" style:font-size-asian="10pt" style:font-weight-asian="normal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MT" fo:font-size="10pt" fo:font-weight="normal" style:font-size-asian="10pt" style:font-weight-asian="normal"/>
    </style:style>
    <style:style style:name="P4" style:family="paragraph" style:parent-style-name="Standard">
      <style:text-properties fo:color="#000000" style:font-name="ArialMT" fo:font-size="8pt" fo:font-weight="normal" style:font-size-asian="8pt" style:font-weight-asian="normal"/>
    </style:style>
    <style:style style:name="P5" style:family="paragraph" style:parent-style-name="Standard">
      <style:text-properties fo:color="#000000" style:font-name="ArialMT" fo:font-size="8pt" fo:font-weight="bold" style:font-size-asian="8pt" style:font-weight-asian="bold"/>
    </style:style>
    <style:style style:name="P6" style:family="paragraph" style:parent-style-name="Standard">
      <style:text-properties fo:color="#000000" style:font-name="Helvetica" fo:font-size="8pt" fo:font-weight="normal" style:font-size-asian="8pt" style:font-weight-asian="normal"/>
    </style:style>
    <style:style style:name="P7" style:family="paragraph" style:parent-style-name="Standard">
      <style:paragraph-properties fo:line-height="200%">
        <style:tab-stops>
          <style:tab-stop style:position="2.505cm" style:type="center"/>
          <style:tab-stop style:position="13.018cm" style:type="center"/>
        </style:tab-stops>
      </style:paragraph-properties>
    </style:style>
    <style:style style:name="P8" style:family="paragraph" style:parent-style-name="Standard">
      <style:paragraph-properties fo:line-height="200%" fo:text-align="justify" style:justify-single-word="false">
        <style:tab-stops>
          <style:tab-stop style:position="2.505cm" style:type="center"/>
          <style:tab-stop style:position="13.018cm" style:type="center"/>
        </style:tab-stops>
      </style:paragraph-properties>
    </style:style>
    <style:style style:name="P9" style:family="paragraph" style:parent-style-name="Standard"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margin-left="0.63cm" fo:margin-right="-0.021cm" fo:text-align="justify" style:justify-single-word="false" fo:text-indent="0cm" style:auto-text-indent="false"/>
      <style:text-properties fo:color="#000000" style:font-name="ArialMT" fo:font-size="8pt" fo:font-weight="normal" style:font-size-asian="8pt" style:font-weight-asian="normal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ArialMT" fo:font-size="10pt" fo:font-weight="bold" style:font-size-asian="10pt" style:font-weight-asian="bold"/>
    </style:style>
    <style:style style:name="P12" style:family="paragraph" style:parent-style-name="Standard">
      <style:paragraph-properties fo:text-align="center" style:justify-single-word="false"/>
      <style:text-properties fo:color="#000000" style:font-name="ArialMT" fo:font-size="10pt" fo:font-weight="bold" style:font-size-asian="10pt" style:font-weight-asian="bold"/>
    </style:style>
    <style:style style:name="P13" style:family="paragraph" style:parent-style-name="Standard">
      <style:paragraph-properties fo:line-height="0.706cm"/>
      <style:text-properties fo:color="#000000" style:font-name="ArialMT" fo:font-size="10pt" fo:font-weight="bold" style:font-size-asian="10pt" style:font-weight-asian="bold"/>
    </style:style>
    <style:style style:name="P14" style:family="paragraph" style:parent-style-name="Standard">
      <style:paragraph-properties fo:text-align="justify" style:justify-single-word="false">
        <style:tab-stops>
          <style:tab-stop style:position="2.505cm" style:type="center"/>
          <style:tab-stop style:position="13.018cm" style:type="center"/>
        </style:tab-stops>
      </style:paragraph-properties>
      <style:text-properties fo:color="#000000" style:font-name="ArialMT" fo:font-size="10pt" fo:font-weight="bold" style:font-size-asian="10pt" style:font-weight-asian="bold"/>
    </style:style>
    <style:style style:name="P15" style:family="paragraph" style:parent-style-name="Standard">
      <style:text-properties fo:color="#000000" style:font-name="ArialMT" fo:font-size="10pt" fo:font-weight="normal" style:font-size-asian="10pt" style:font-weight-asian="normal"/>
    </style:style>
    <style:style style:name="P16" style:family="paragraph" style:parent-style-name="Standard">
      <style:paragraph-properties fo:text-align="justify" style:justify-single-word="false"/>
      <style:text-properties fo:color="#000000" style:font-name="ArialMT" fo:font-size="10pt" fo:font-weight="normal" style:font-size-asian="10pt" style:font-weight-asian="normal"/>
    </style:style>
    <style:style style:name="P17" style:family="paragraph" style:parent-style-name="Standard">
      <style:paragraph-properties fo:line-height="0.706cm"/>
      <style:text-properties fo:color="#000000" style:font-name="ArialMT" fo:font-size="10pt" fo:font-weight="normal" style:font-size-asian="10pt" style:font-weight-asian="normal"/>
    </style:style>
    <style:style style:name="P18" style:family="paragraph" style:parent-style-name="Standard">
      <style:paragraph-properties fo:line-height="0.706cm" fo:text-align="justify" style:justify-single-word="false"/>
      <style:text-properties fo:color="#000000" style:font-name="ArialMT" fo:font-size="10pt" fo:font-weight="normal" style:font-size-asian="10pt" style:font-weight-asian="normal"/>
    </style:style>
    <style:style style:name="P19" style:family="paragraph" style:parent-style-name="Standard">
      <style:paragraph-properties fo:line-height="150%" fo:text-align="justify" style:justify-single-word="false"/>
      <style:text-properties fo:color="#000000" style:font-name="ArialMT" fo:font-size="10pt" fo:font-weight="normal" style:font-size-asian="10pt" style:font-weight-asian="normal"/>
    </style:style>
    <style:style style:name="P20" style:family="paragraph" style:parent-style-name="Standard">
      <style:paragraph-properties fo:text-align="center" style:justify-single-word="false">
        <style:tab-stops>
          <style:tab-stop style:position="10.583cm"/>
        </style:tab-stops>
      </style:paragraph-properties>
      <style:text-properties fo:color="#000000" style:font-name="ArialMT" fo:font-size="8pt" fo:font-weight="normal" style:font-size-asian="8pt" style:font-weight-asian="normal"/>
    </style:style>
    <style:style style:name="P21" style:family="paragraph" style:parent-style-name="Standard">
      <style:paragraph-properties fo:margin-left="0cm" fo:margin-right="-0.011cm" fo:text-indent="0cm" style:auto-text-indent="false"/>
      <style:text-properties fo:color="#000000" style:font-name="ArialMT" fo:font-size="10pt" fo:font-weight="normal" style:font-size-asian="10pt" style:font-weight-asian="normal"/>
    </style:style>
    <style:style style:name="P22" style:family="paragraph" style:parent-style-name="Standard">
      <style:paragraph-properties fo:margin-left="0.63cm" fo:margin-right="-0.021cm" fo:text-align="justify" style:justify-single-word="false" fo:text-indent="0cm" style:auto-text-indent="false"/>
      <style:text-properties fo:color="#000000" style:font-name="ArialMT" fo:font-size="8pt" fo:font-weight="normal" style:font-size-asian="8pt" style:font-weight-asian="normal"/>
    </style:style>
    <style:style style:name="T1" style:family="text">
      <style:text-properties fo:color="#000000" style:font-name="ArialMT" fo:font-size="10pt" fo:font-weight="bold" style:font-size-asian="10pt" style:font-weight-asian="bold"/>
    </style:style>
    <style:style style:name="T2" style:family="text">
      <style:text-properties fo:color="#000000" style:font-name="ArialMT" fo:font-size="12pt" fo:font-weight="normal" style:font-size-asian="12pt" style:font-weight-asian="normal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DICHIARAZIONE SOSTITUTIVA DELL'ATTO DI NOTORIETÀ</text:p>
      <text:p text:style-name="P12">(art. 21 D.P.R. 445 del 28 Dicembre 2000)</text:p>
      <text:p text:style-name="P1"/>
      <text:p text:style-name="P9">{%= @illa.capitalize %} sottoscritt{%= @oa %} <text:span text:style-name="T3">{%= @persona.nome %} {%= @persona.cognome %}</text:span></text:p>
      <text:p text:style-name="P9">nat{%= @oa%} a <text:span text:style-name="T3">{%= @persona.comune_nascita %}</text:span> il <text:span text:style-name="T3">{%= @persona.data_nascita.lformat(:short) %}</text:span></text:p>
      <text:p text:style-name="P9">C.F. <text:span text:style-name="T3">{%= @persona.codice_fiscale %}</text:span> residente a <text:span text:style-name="T3">{%= @persona.indirizzo_residenza.comune %}</text:span></text:p>
      <text:p text:style-name="P9">in <text:span text:style-name="T3">{%= @persona.indirizzo_residenza.to_s %}</text:span> c.a.p. <text:span text:style-name="T3">{%= @persona.indirizzo_residenza.comune.cap %}</text:span></text:p>
      <text:p text:style-name="P6"/>
      <text:p text:style-name="P21">Il/La sottoscritto/a _______________________________________________________________________</text:p>
      <text:p text:style-name="P15">nato a ___________________________________________ ( _____ ) il ____________________________</text:p>
      <text:p text:style-name="P15">C.F. _______________________________ residente a __________________________________ ( _____ )</text:p>
      <text:p text:style-name="P15">in via/piazza _______________________________________________ n. ________ c.a.p. _____________</text:p>
      <text:p text:style-name="P6"/>
      <text:p text:style-name="P15">Il/La sottoscritto/a _______________________________________________________________________</text:p>
      <text:p text:style-name="P15">nato a ___________________________________________ ( _____ ) il ____________________________</text:p>
      <text:p text:style-name="P15">C.F. _______________________________ residente a __________________________________ ( _____ )</text:p>
      <text:p text:style-name="P15">in via/piazza _______________________________________________ n. ________ c.a.p. _____________</text:p>
      <text:p text:style-name="P4"/>
      <text:p text:style-name="P3">I quali, previo avvertimento che, ai sensi degli artt. 75 e 76 del DPR 445/2000, in caso di mendaci dichiarazioni incorreranno nelle pene stabilite dal Codice Penale e dalle Leggi speciali in materia</text:p>
      <text:p text:style-name="P5"/>
      <text:p text:style-name="P12">DICHIARA/ DICHIARANO CONTESTUALMENTE</text:p>
      <text:p text:style-name="P18">In qualità di eredi del sig./sig.ra__________________________________, nato/a a___________________</text:p>
      <text:p text:style-name="P18">Il___________ e deceduto/a ________________________________ il ____________________________ </text:p>
      <text:p text:style-name="P17">C.F._________________________________ , in vita residente a__________________________________</text:p>
      <text:p text:style-name="P18">in via ________________________________n._______</text:p>
      <text:p text:style-name="P13">di aver accettato l’eredità e altresì di aver verbalmente venduto</text:p>
      <text:p text:style-name="P18">il veicolo targato______________________tipo_______________KW_______________, telaio__________</text:p>
      <text:p text:style-name="P18">per il prezzo di Euro _____________al/alla sottoscritto/a acquirente________________________________</text:p>
      <text:p text:style-name="P20"><text:tab/>(persona fisica o giuridica)</text:p>
      <text:p text:style-name="P17">nato/a a_______________________il______________C.F.__________________________residente a /sede legale_____________________(____) in via _______________________________n._______ </text:p>
      <text:p text:style-name="P2"/>
      <text:p text:style-name="P9">Addì {%= @data %}</text:p>
      <text:p text:style-name="P2"/>
      <text:p text:style-name="P14"><text:tab/>FIRMA DEL DICHIARANTE<text:tab/>FIRMA DEL DICHIARANTE</text:p>
      <text:p text:style-name="P7"><text:span text:style-name="T2"><text:tab/></text:span><text:span text:style-name="T1">________________________<text:tab/>________________________</text:span></text:p>
      <text:p text:style-name="P14"><text:tab/>FIRMA DEL DICHIARANTE<text:tab/>FIRMA DELL’ACQUIRENTE</text:p>
      <text:p text:style-name="P8"><text:span text:style-name="T2"><text:tab/></text:span><text:span text:style-name="T1">________________________<text:tab/>________________________</text:span></text:p>
      <text:p text:style-name="P3">***************************************************************************************************************************</text:p>
      <text:p text:style-name="P12">AUTENTICA</text:p>
      <text:p text:style-name="P3"/>
      <text:p text:style-name="P19">Ai sensi degli artt 4, comma 1 <text:s/>e 21, comma 2, <text:s/>del DPR 445/2000, attesto che le <text:s/>sottoscrizione di cui sopra, <text:s text:c="2"/>è stata apposta <text:s/>in mia presenza dall’interessato Sig./ra <text:s/>________________________________________, </text:p>
      <text:p text:style-name="P19">previo accertamento della sua identità a mezzo di _____________________________________________</text:p>
      <text:p text:style-name="P3"/>
      <text:p text:style-name="P3">Addì _______________________<text:tab/><text:tab/><text:tab/>IL DIPENDENTE INCARICATO DAL SINDACO</text:p>
      <text:p text:style-name="P10"/>
      <text:p text:style-name="P10"/>
      <text:p text:style-name="P10"/>
      <text:p text:style-name="P10">_________________________________________________</text:p>
      <text:p text:style-name="P10">La firma deve essere autenticata presso qualsiasi pubblico ufficiale (dipendente comunale incaricato dal Sindaco, Notaio, Segretario Comunale e occorre apporre la marca da bollo autenticat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roman"/>
    <style:font-face style:name="ArialMT" svg:font-family="ArialMT" style:font-family-generic="roman"/>
    <style:font-face style:name="Helvetica" svg:font-family="Helvetica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86cm" fo:margin-bottom="2cm" fo:margin-left="2cm" fo:margin-right="2cm" style:writing-mode="lr-tb" style:layout-grid-color="#c0c0c0" style:layout-grid-lines="2611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ICHIARAZIONE SOSTITUTIVA DELL'ATTO DI NOTORIET?</dc:title>
    <meta:generator>LibreOffice/4.3.7.2$MacOSX_X86_64 LibreOffice_project/8a35821d8636a03b8bf4e15b48f59794652c68ba</meta:generator>
    <meta:editing-duration>PT1M27S</meta:editing-duration>
    <meta:editing-cycles>2</meta:editing-cycles>
    <meta:creation-date>2015-09-29T13:55:36.503973000</meta:creation-date>
    <dc:date>2015-09-29T13:55:41.796039000</dc:date>
    <meta:document-statistic meta:table-count="0" meta:image-count="0" meta:object-count="0" meta:page-count="1" meta:paragraph-count="37" meta:word-count="290" meta:character-count="3184" meta:non-whitespace-character-count="2913"/>
  </office:meta>
</office:document-meta>
</file>